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18T13:35:11.86</dc:date>
    <meta:editing-duration>P1DT11H15M39S</meta:editing-duration>
    <meta:editing-cycles>2069</meta:editing-cycles>
    <meta:generator>OpenOffice/4.1.3$Win32 OpenOffice.org_project/413m1$Build-9783</meta:generator>
    <meta:document-statistic meta:table-count="0" meta:image-count="0" meta:object-count="0" meta:page-count="18" meta:paragraph-count="120" meta:word-count="9522" meta:character-count="57606"/>
  </office:meta>
</office:document-meta>
</file>